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 style:parent-style-name="standard">
      <style:graphic-properties draw:stroke="none" draw:fill="none" fo:min-height="4.26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4cm" fo:min-width="5.977cm"/>
    </style:style>
    <style:style style:name="gr7" style:family="graphic" style:parent-style-name="standard">
      <style:graphic-properties draw:stroke="none" draw:fill="none" fo:min-height="2.37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5cm" fo:min-width="3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3cm" fo:min-width="5.8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7cm" fo:min-width="2.9cm"/>
    </style:style>
    <style:style style:name="gr15" style:family="graphic" style:parent-style-name="standard">
      <style:graphic-properties draw:stroke="none" draw:fill="none" fo:min-height="0.32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2.13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ize="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layer="layout" svg:width="16.997cm" svg:height="3.807cm" svg:x="5.717cm" svg:y="5.721cm">
          <draw:text-box>
            <text:p><text:tab/><text:tab/> </text:p>
            <text:p><text:tab/><text:tab/>c <text:s/>= ip[0];</text:p>
            <text:p><text:tab/><text:tab/>dp = ip[1];</text:p>
            <text:p><text:tab/><text:tab/>e <text:s/>= ip[2];</text:p>
            <text:p><text:tab/><text:tab/>dp = (dp + ((c+e+2)&gt;&gt;2));</text:p>
          </draw:text-box>
        </draw:frame>
        <draw:frame draw:style-name="gr2" draw:layer="layout" svg:width="18.37cm" svg:height="4.518cm" svg:x="4.43cm" svg:y="11.165cm">
          <draw:text-box>
            <text:p><text:tab/><text:tab/><text:tab/>c = e;</text:p>
            <text:p><text:tab/><text:tab/><text:tab/>bp = dp;</text:p>
            <text:p><text:tab/><text:tab/><text:tab/>dp = ip[1];<text:tab/>// = ip[row][2*col+1]</text:p>
            <text:p><text:tab/><text:tab/><text:tab/>e <text:s/>= ip[2];<text:tab/>// = ip[row][2*col+2]</text:p>
            <text:p><text:tab/><text:tab/><text:tab/>*op <text:s/>= (c+((bp+dp+2)&gt;&gt;2)); //op[0] is obuf[col][row]</text:p>
            <text:p><text:tab/><text:tab/><text:tab/>dp = (dp - ((c+e)&gt;&gt;1));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2.043cm" svg:height="1.841cm" svg:x="1.8cm" svg:y="1.4cm">
          <draw:text-box>
            <text:p><text:span text:style-name="T1">R 0x850000</text:span></text:p>
            <text:p><text:span text:style-name="T1">G 0x870000</text:span></text:p>
            <text:p><text:span text:style-name="T1">B 0x890000</text:span></text:p>
            <text:p><text:span text:style-name="T1">W = 256</text:span></text:p>
            <text:p><text:span text:style-name="T1"/></text:p>
          </draw:text-box>
        </draw:frame>
        <draw:frame draw:style-name="gr4" draw:text-style-name="P2" draw:layer="layout" svg:width="2.047cm" svg:height="1.523cm" svg:x="1.8cm" svg:y="8.501cm">
          <draw:text-box>
            <text:p><text:span text:style-name="T1">R 0x860000</text:span></text:p>
            <text:p><text:span text:style-name="T1">G 0x880000</text:span></text:p>
            <text:p><text:span text:style-name="T1">B 0x8A0000</text:span></text:p>
            <text:p><text:span text:style-name="T1"/></text:p>
          </draw:text-box>
        </draw:frame>
        <draw:line draw:style-name="gr5" draw:text-style-name="P3" draw:layer="layout" svg:x1="4.9cm" svg:y1="1.2cm" svg:x2="4.7cm" svg:y2="16cm">
          <text:p/>
        </draw:line>
        <draw:line draw:style-name="gr5" draw:text-style-name="P3" draw:layer="layout" svg:x1="13.899cm" svg:y1="1.199cm" svg:x2="13.699cm" svg:y2="15.999cm">
          <text:p/>
        </draw:line>
        <draw:line draw:style-name="gr5" draw:text-style-name="P3" draw:layer="layout" svg:x1="4.7cm" svg:y1="16cm" svg:x2="13.699cm" svg:y2="15.999cm">
          <text:p/>
        </draw:line>
        <draw:line draw:style-name="gr5" draw:text-style-name="P3" draw:layer="layout" svg:x1="4.8cm" svg:y1="8.2cm" svg:x2="13.799cm" svg:y2="8.199cm">
          <text:p/>
        </draw:line>
        <draw:line draw:style-name="gr5" draw:text-style-name="P3" draw:layer="layout" svg:x1="4.9cm" svg:y1="1.2cm" svg:x2="13.899cm" svg:y2="1.199cm">
          <text:p/>
        </draw:line>
        <draw:frame draw:style-name="gr6" draw:text-style-name="P4" draw:layer="layout" svg:width="6.477cm" svg:height="2.784cm" svg:x="16.7cm" svg:y="0.216cm">
          <draw:text-box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7" draw:text-style-name="P4" draw:layer="layout" svg:width="7.848cm" svg:height="2.62cm" svg:x="14.452cm" svg:y="11.6cm">
          <draw:text-box>
            <text:p><text:span text:style-name="T3"><text:s/></text:span></text:p>
            <text:p><text:span text:style-name="T2"/></text:p>
          </draw:text-box>
        </draw:frame>
        <draw:frame draw:style-name="gr4" draw:layer="layout" svg:width="0.582cm" svg:height="1.598cm" svg:x="23.551cm" svg:y="8.33cm">
          <draw:text-box>
            <text:p><text:span text:style-name="T1"/></text:p>
            <text:p><text:span text:style-name="T1"><text:s/></text:span></text:p>
            <text:p/>
          </draw:text-box>
        </draw:frame>
        <draw:frame draw:style-name="gr8" draw:text-style-name="P2" draw:layer="layout" svg:width="3.556cm" svg:height="0.963cm" svg:x="15.544cm" svg:y="7.477cm">
          <draw:text-box>
            <text:p><text:span text:style-name="T1"><text:s/></text:span></text:p>
            <text:p><text:span text:style-name="T1"/></text:p>
          </draw:text-box>
        </draw:frame>
        <draw:frame draw:style-name="gr4" draw:text-style-name="P2" draw:layer="layout" svg:width="0.582cm" svg:height="0.887cm" svg:x="4.8cm" svg:y="8.3cm">
          <draw:text-box>
            <text:p><text:span text:style-name="T1"><text:s/></text:span></text:p>
            <text:p><text:span text:style-name="T1"/></text:p>
          </draw:text-box>
        </draw:frame>
        <draw:frame draw:style-name="gr9" draw:text-style-name="P2" draw:layer="layout" svg:width="5.472cm" svg:height="0.569cm" svg:x="4.7cm" svg:y="11.7cm">
          <draw:text-box>
            <text:p><text:span text:style-name="T1"><text:s/></text:span></text:p>
          </draw:text-box>
        </draw:frame>
        <draw:frame draw:style-name="gr4" draw:layer="layout" svg:width="0.582cm" svg:height="1.28cm" svg:x="2.478cm" svg:y="4.2cm">
          <draw:text-box>
            <text:p><text:span text:style-name="T1"><text:s/></text:span></text:p>
            <text:p/>
          </draw:text-box>
        </draw:frame>
        <draw:frame draw:style-name="gr10" draw:text-style-name="P5" draw:layer="layout" svg:width="4.677cm" svg:height="0.645cm" svg:x="18.523cm" svg:y="4.2cm">
          <draw:text-box>
            <text:p><text:span text:style-name="T3"><text:s/></text:span></text:p>
          </draw:text-box>
        </draw:frame>
        <draw:frame draw:style-name="gr11" draw:text-style-name="P2" draw:layer="layout" svg:width="4.2cm" svg:height="4.185cm" svg:x="14.9cm" svg:y="3cm">
          <draw:text-box>
            <text:p><text:span text:style-name="T1"><text:s/>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2" draw:layer="layout" svg:width="4.2cm" svg:height="0.962cm" svg:x="14.9cm" svg:y="6.4cm">
          <draw:text-box>
            <text:p><text:span text:style-name="T1"><text:s/></text:span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2" draw:layer="layout" svg:width="2.043cm" svg:height="1.841cm" svg:x="1.8cm" svg:y="1.4cm">
          <draw:text-box>
            <text:p><text:span text:style-name="T1">R 0x850000</text:span></text:p>
            <text:p><text:span text:style-name="T1">G 0x870000</text:span></text:p>
            <text:p><text:span text:style-name="T1">B 0x890000</text:span></text:p>
            <text:p><text:span text:style-name="T1">W = 256</text:span></text:p>
            <text:p><text:span text:style-name="T1"/></text:p>
          </draw:text-box>
        </draw:frame>
        <draw:frame draw:style-name="gr4" draw:text-style-name="P2" draw:layer="layout" svg:width="2.047cm" svg:height="1.523cm" svg:x="1.8cm" svg:y="8.501cm">
          <draw:text-box>
            <text:p><text:span text:style-name="T1">R 0x860000</text:span></text:p>
            <text:p><text:span text:style-name="T1">G 0x880000</text:span></text:p>
            <text:p><text:span text:style-name="T1">B 0x8A0000</text:span></text:p>
            <text:p><text:span text:style-name="T1"/></text:p>
          </draw:text-box>
        </draw:frame>
        <draw:line draw:style-name="gr5" draw:text-style-name="P3" draw:layer="layout" svg:x1="4.9cm" svg:y1="1.2cm" svg:x2="4.7cm" svg:y2="16cm">
          <text:p/>
        </draw:line>
        <draw:line draw:style-name="gr5" draw:text-style-name="P3" draw:layer="layout" svg:x1="13.899cm" svg:y1="1.199cm" svg:x2="13.699cm" svg:y2="15.999cm">
          <text:p/>
        </draw:line>
        <draw:line draw:style-name="gr5" draw:text-style-name="P3" draw:layer="layout" svg:x1="4.7cm" svg:y1="16cm" svg:x2="13.699cm" svg:y2="15.999cm">
          <text:p/>
        </draw:line>
        <draw:line draw:style-name="gr5" draw:text-style-name="P3" draw:layer="layout" svg:x1="4.8cm" svg:y1="8.2cm" svg:x2="13.799cm" svg:y2="8.199cm">
          <text:p/>
        </draw:line>
        <draw:line draw:style-name="gr5" draw:text-style-name="P3" draw:layer="layout" svg:x1="4.9cm" svg:y1="1.2cm" svg:x2="13.899cm" svg:y2="1.199cm">
          <text:p/>
        </draw:line>
        <draw:frame draw:style-name="gr6" draw:text-style-name="P4" draw:layer="layout" svg:width="6.477cm" svg:height="2.784cm" svg:x="16.7cm" svg:y="0.216cm">
          <draw:text-box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13" draw:text-style-name="P4" draw:layer="layout" svg:width="8.756cm" svg:height="3.095cm" svg:x="18.2cm" svg:y="2.705cm">
          <draw:text-box>
            <text:p><text:span text:style-name="T2"><text:s text:c="2"/></text:span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7" draw:text-style-name="P4" draw:layer="layout" svg:width="7.848cm" svg:height="2.62cm" svg:x="14.452cm" svg:y="11.6cm">
          <draw:text-box>
            <text:p><text:span text:style-name="T3">lvl 0 w = 256, 256 rb 256</text:span></text:p>
            <text:p><text:span text:style-name="T3">lvl 1 w = 128, 128 rb 256</text:span></text:p>
            <text:p><text:span text:style-name="T3">lvl 2 w = 64, 64 rb 256</text:span></text:p>
            <text:p><text:span text:style-name="T2"/></text:p>
          </draw:text-box>
        </draw:frame>
        <draw:frame draw:style-name="gr4" draw:layer="layout" svg:width="3.249cm" svg:height="2.87cm" svg:x="19.62cm" svg:y="7.8cm">
          <draw:text-box>
            <text:p><text:span text:style-name="T1">offset = w * rb/2 + w/2</text:span></text:p>
            <text:p><text:span text:style-name="T1">32896</text:span></text:p>
            <text:p><text:span text:style-name="T1">16448</text:span></text:p>
            <text:p><text:span text:style-name="T1">8224</text:span></text:p>
            <text:p><text:span text:style-name="T1">offset set at end of</text:span></text:p>
            <text:p><text:span text:style-name="T1">lvl0 </text:span></text:p>
            <text:p/>
          </draw:text-box>
        </draw:frame>
        <draw:frame draw:style-name="gr8" draw:text-style-name="P2" draw:layer="layout" svg:width="3.556cm" svg:height="1.841cm" svg:x="14.744cm" svg:y="0.343cm">
          <draw:text-box>
            <text:p><text:span text:style-name="T1">row loop</text:span></text:p>
            <text:p><text:span text:style-name="T1">ip = ibuf+row*rb</text:span></text:p>
            <text:p><text:span text:style-name="T1">opb = obuf+row</text:span></text:p>
            <text:p><text:span text:style-name="T1">op = opb + w*rb/2</text:span></text:p>
            <text:p><text:span text:style-name="T1"/></text:p>
          </draw:text-box>
        </draw:frame>
        <draw:frame draw:style-name="gr4" draw:text-style-name="P2" draw:layer="layout" svg:width="2.542cm" svg:height="0.887cm" svg:x="4.6cm" svg:y="8.3cm">
          <draw:text-box>
            <text:p><text:span text:style-name="T1">opb=outbuf+row</text:span></text:p>
            <text:p><text:span text:style-name="T1"/></text:p>
          </draw:text-box>
        </draw:frame>
        <draw:frame draw:style-name="gr9" draw:text-style-name="P2" draw:layer="layout" svg:width="5.472cm" svg:height="0.887cm" svg:x="4.6cm" svg:y="8.8cm">
          <draw:text-box>
            <text:p><text:span text:style-name="T1"/></text:p>
            <text:p><text:span text:style-name="T1"><text:s/></text:span></text:p>
          </draw:text-box>
        </draw:frame>
        <draw:frame draw:style-name="gr4" draw:layer="layout" svg:width="2.119cm" svg:height="1.28cm" svg:x="5cm" svg:y="1.4cm">
          <draw:text-box>
            <text:p><text:span text:style-name="T1">ip=inbuf+row</text:span></text:p>
            <text:p/>
          </draw:text-box>
        </draw:frame>
        <draw:frame draw:style-name="gr14" draw:text-style-name="P5" draw:layer="layout" svg:width="4.677cm" svg:height="3.357cm" svg:x="18.023cm" svg:y="0.243cm">
          <draw:text-box>
            <text:p><text:span text:style-name="T3">row loop</text:span></text:p>
            <text:p><text:span text:style-name="T3">c=ip[0]</text:span></text:p>
            <text:p><text:span text:style-name="T3">dp=ip[1]</text:span></text:p>
            <text:p><text:span text:style-name="T3">e=ip[2]</text:span></text:p>
            <text:p><text:span text:style-name="T3">dp=(dp+((c+e+2)&gt;&gt;2))</text:span></text:p>
            <text:p><text:span text:style-name="T3">op[0]=c</text:span></text:p>
            <text:p><text:span text:style-name="T3">opb[0]=dp</text:span></text:p>
          </draw:text-box>
        </draw:frame>
        <draw:frame draw:style-name="gr11" draw:text-style-name="P2" draw:layer="layout" svg:width="4.2cm" svg:height="4.703cm" svg:x="15.4cm" svg:y="2.6cm">
          <draw:text-box>
            <text:p><text:span text:style-name="T1">col loop</text:span></text:p>
            <text:p><text:span text:style-name="T1">op+=rb</text:span></text:p>
            <text:p><text:span text:style-name="T1">opb+=rb</text:span></text:p>
            <text:p><text:span text:style-name="T1">Ip+=2</text:span></text:p>
            <text:p><text:span text:style-name="T1">c=e</text:span></text:p>
            <text:p><text:span text:style-name="T1">bp=dp</text:span></text:p>
            <text:p><text:span text:style-name="T1">dp=ip[1]</text:span></text:p>
            <text:p><text:span text:style-name="T1">e=ip[2]</text:span></text:p>
            <text:p><text:span text:style-name="T1">*op=(c+((bp+dp+2)&gt;&gt;2))</text:span></text:p>
            <text:p><text:span text:style-name="T1">dp=(dp-((c+e)&gt;&gt;1))</text:span></text:p>
            <text:p><text:span text:style-name="T1">*opb=bp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2" draw:layer="layout" svg:width="4.2cm" svg:height="0.962cm" svg:x="14.9cm" svg:y="6.4cm">
          <draw:text-box>
            <text:p><text:span text:style-name="T1">op[w-1]=dp End of col loop</text:span> </text:p>
          </draw:text-box>
        </draw:frame>
        <draw:frame draw:style-name="gr15" draw:layer="layout" svg:width="2.415cm" svg:height="0.57cm" svg:x="4.521cm" svg:y="11.698cm">
          <draw:text-box>
            <text:p><text:span text:style-name="T1">op=opb+w*rb/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2" draw:layer="layout" svg:width="2.043cm" svg:height="1.841cm" svg:x="1.8cm" svg:y="1.4cm">
          <draw:text-box>
            <text:p><text:span text:style-name="T1">R 0x850000</text:span></text:p>
            <text:p><text:span text:style-name="T1">G 0x870000</text:span></text:p>
            <text:p><text:span text:style-name="T1">B 0x890000</text:span></text:p>
            <text:p><text:span text:style-name="T1">W = 256</text:span></text:p>
            <text:p><text:span text:style-name="T1"/></text:p>
          </draw:text-box>
        </draw:frame>
        <draw:frame draw:style-name="gr4" draw:text-style-name="P2" draw:layer="layout" svg:width="2.047cm" svg:height="1.523cm" svg:x="1.8cm" svg:y="8.501cm">
          <draw:text-box>
            <text:p><text:span text:style-name="T1">R 0x860000</text:span></text:p>
            <text:p><text:span text:style-name="T1">G 0x880000</text:span></text:p>
            <text:p><text:span text:style-name="T1">B 0x8A0000</text:span></text:p>
            <text:p><text:span text:style-name="T1"/></text:p>
          </draw:text-box>
        </draw:frame>
        <draw:line draw:style-name="gr5" draw:text-style-name="P3" draw:layer="layout" svg:x1="4.9cm" svg:y1="1.2cm" svg:x2="4.7cm" svg:y2="16cm">
          <text:p/>
        </draw:line>
        <draw:line draw:style-name="gr5" draw:text-style-name="P3" draw:layer="layout" svg:x1="13.899cm" svg:y1="1.199cm" svg:x2="13.699cm" svg:y2="15.999cm">
          <text:p/>
        </draw:line>
        <draw:line draw:style-name="gr5" draw:text-style-name="P3" draw:layer="layout" svg:x1="4.7cm" svg:y1="16cm" svg:x2="13.699cm" svg:y2="15.999cm">
          <text:p/>
        </draw:line>
        <draw:line draw:style-name="gr5" draw:text-style-name="P3" draw:layer="layout" svg:x1="4.8cm" svg:y1="8.2cm" svg:x2="13.799cm" svg:y2="8.199cm">
          <text:p/>
        </draw:line>
        <draw:line draw:style-name="gr5" draw:text-style-name="P3" draw:layer="layout" svg:x1="4.9cm" svg:y1="1.2cm" svg:x2="13.899cm" svg:y2="1.199cm">
          <text:p/>
        </draw:line>
        <draw:frame draw:style-name="gr6" draw:text-style-name="P4" draw:layer="layout" svg:width="6.477cm" svg:height="2.784cm" svg:x="16.7cm" svg:y="0.216cm">
          <draw:text-box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13" draw:text-style-name="P4" draw:layer="layout" svg:width="8.756cm" svg:height="3.095cm" svg:x="18.2cm" svg:y="2.705cm">
          <draw:text-box>
            <text:p><text:span text:style-name="T2"><text:s text:c="2"/></text:span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7" draw:text-style-name="P4" draw:layer="layout" svg:width="7.848cm" svg:height="2.62cm" svg:x="14.452cm" svg:y="11.6cm">
          <draw:text-box>
            <text:p><text:span text:style-name="T3">lvl 0 w = 256, 256 rb 256</text:span></text:p>
            <text:p><text:span text:style-name="T3">lvl 1 w = 128, 128 rb 256</text:span></text:p>
            <text:p><text:span text:style-name="T3">lvl 2 w = 64, 64 rb 256</text:span></text:p>
            <text:p><text:span text:style-name="T2"/></text:p>
          </draw:text-box>
        </draw:frame>
        <draw:frame draw:style-name="gr4" draw:layer="layout" svg:width="3.249cm" svg:height="2.87cm" svg:x="19.62cm" svg:y="7.8cm">
          <draw:text-box>
            <text:p><text:span text:style-name="T1">offset = w * rb/2 + w/2</text:span></text:p>
            <text:p><text:span text:style-name="T1">32896</text:span></text:p>
            <text:p><text:span text:style-name="T1">16448</text:span></text:p>
            <text:p><text:span text:style-name="T1">8224</text:span></text:p>
            <text:p><text:span text:style-name="T1">offset set at end of</text:span></text:p>
            <text:p><text:span text:style-name="T1">lvl0 </text:span></text:p>
            <text:p/>
          </draw:text-box>
        </draw:frame>
        <draw:frame draw:style-name="gr8" draw:text-style-name="P2" draw:layer="layout" svg:width="3.556cm" svg:height="1.523cm" svg:x="14.744cm" svg:y="0.343cm">
          <draw:text-box>
            <text:p><text:span text:style-name="T1">ip = ibuf+row*rb</text:span></text:p>
            <text:p><text:span text:style-name="T1">opb = obuf+row</text:span></text:p>
            <text:p><text:span text:style-name="T1">op = opb + w*rb/2</text:span></text:p>
            <text:p><text:span text:style-name="T1"/></text:p>
          </draw:text-box>
        </draw:frame>
        <draw:frame draw:style-name="gr4" draw:text-style-name="P2" draw:layer="layout" svg:width="2.542cm" svg:height="0.887cm" svg:x="4.6cm" svg:y="8.3cm">
          <draw:text-box>
            <text:p><text:span text:style-name="T1">opb=outbuf+row</text:span></text:p>
            <text:p><text:span text:style-name="T1"/></text:p>
          </draw:text-box>
        </draw:frame>
        <draw:frame draw:style-name="gr9" draw:text-style-name="P2" draw:layer="layout" svg:width="5.472cm" svg:height="1.205cm" svg:x="4.7cm" svg:y="11.7cm">
          <draw:text-box>
            <text:p><text:span text:style-name="T1">op = opb +32768</text:span></text:p>
            <text:p><text:span text:style-name="T1">op = opb + 16384</text:span></text:p>
            <text:p><text:span text:style-name="T1">op = opb + 8192</text:span></text:p>
          </draw:text-box>
        </draw:frame>
        <draw:frame draw:style-name="gr4" draw:layer="layout" svg:width="2.119cm" svg:height="1.28cm" svg:x="5cm" svg:y="1.4cm">
          <draw:text-box>
            <text:p><text:span text:style-name="T1">ip=inbuf+row</text:span></text:p>
            <text:p/>
          </draw:text-box>
        </draw:frame>
        <draw:line draw:style-name="gr5" draw:text-style-name="P3" draw:layer="layout" svg:x1="4.8cm" svg:y1="13.8cm" svg:x2="13.799cm" svg:y2="13.799cm">
          <text:p/>
        </draw:line>
        <draw:frame draw:style-name="gr10" draw:text-style-name="P5" draw:layer="layout" svg:width="4.677cm" svg:height="2.615cm" svg:x="18.023cm" svg:y="0.243cm">
          <draw:text-box>
            <text:p><text:span text:style-name="T3">c=ip[0]</text:span></text:p>
            <text:p><text:span text:style-name="T3">dp=ip[1]</text:span></text:p>
            <text:p><text:span text:style-name="T3">e=ip[2]</text:span></text:p>
            <text:p><text:span text:style-name="T3">dp=(dp+((c+e+2)&gt;&gt;2))</text:span></text:p>
            <text:p><text:span text:style-name="T3">op[0]=c</text:span></text:p>
            <text:p><text:span text:style-name="T3">opb[0]=dp</text:span></text:p>
          </draw:text-box>
        </draw:frame>
        <draw:frame draw:style-name="gr11" draw:text-style-name="P2" draw:layer="layout" svg:width="4.2cm" svg:height="4.385cm" svg:x="14.9cm" svg:y="3cm">
          <draw:text-box>
            <text:p><text:span text:style-name="T1">op+=rb</text:span></text:p>
            <text:p><text:span text:style-name="T1">opb+=rb</text:span></text:p>
            <text:p><text:span text:style-name="T1">Ip+=2</text:span></text:p>
            <text:p><text:span text:style-name="T1">c=e</text:span></text:p>
            <text:p><text:span text:style-name="T1">bp=dp</text:span></text:p>
            <text:p><text:span text:style-name="T1">dp=ip[1]</text:span></text:p>
            <text:p><text:span text:style-name="T1">e=ip[2]</text:span></text:p>
            <text:p><text:span text:style-name="T1">*op=(c+((bp+dp+2)&gt;&gt;2))</text:span></text:p>
            <text:p><text:span text:style-name="T1">dp=(dp-((c+e)&gt;&gt;1))</text:span></text:p>
            <text:p><text:span text:style-name="T1">*opb=bp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2" draw:layer="layout" svg:width="4.2cm" svg:height="0.962cm" svg:x="14.9cm" svg:y="6.4cm">
          <draw:text-box>
            <text:p><text:span text:style-name="T1">op[w-1]=dp End of col loop</text:span> </text:p>
          </draw:text-box>
        </draw:frame>
        <draw:frame draw:style-name="gr15" draw:text-style-name="P2" draw:layer="layout" svg:width="2.415cm" svg:height="0.57cm" svg:x="4.619cm" svg:y="8.883cm">
          <draw:text-box>
            <text:p><text:span text:style-name="T1">op=opb+w*rb/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.043cm" svg:height="1.841cm" svg:x="1.8cm" svg:y="1.4cm">
          <draw:text-box>
            <text:p><text:span text:style-name="T1">R 0x850000</text:span></text:p>
            <text:p><text:span text:style-name="T1">G 0x870000</text:span></text:p>
            <text:p><text:span text:style-name="T1">B 0x890000</text:span></text:p>
            <text:p><text:span text:style-name="T1">W = 256</text:span></text:p>
            <text:p><text:span text:style-name="T1"/></text:p>
          </draw:text-box>
        </draw:frame>
        <draw:frame draw:style-name="gr4" draw:text-style-name="P2" draw:layer="layout" svg:width="2.047cm" svg:height="1.523cm" svg:x="1.8cm" svg:y="8.501cm">
          <draw:text-box>
            <text:p><text:span text:style-name="T1">R 0x860000</text:span></text:p>
            <text:p><text:span text:style-name="T1">G 0x880000</text:span></text:p>
            <text:p><text:span text:style-name="T1">B 0x8A0000</text:span></text:p>
            <text:p><text:span text:style-name="T1"/></text:p>
          </draw:text-box>
        </draw:frame>
        <draw:line draw:style-name="gr5" draw:text-style-name="P3" draw:layer="layout" svg:x1="4.9cm" svg:y1="1.2cm" svg:x2="4.7cm" svg:y2="16cm">
          <text:p/>
        </draw:line>
        <draw:line draw:style-name="gr5" draw:text-style-name="P3" draw:layer="layout" svg:x1="13.899cm" svg:y1="1.199cm" svg:x2="13.699cm" svg:y2="15.999cm">
          <text:p/>
        </draw:line>
        <draw:line draw:style-name="gr5" draw:text-style-name="P3" draw:layer="layout" svg:x1="4.7cm" svg:y1="16cm" svg:x2="13.699cm" svg:y2="15.999cm">
          <text:p/>
        </draw:line>
        <draw:line draw:style-name="gr5" draw:text-style-name="P3" draw:layer="layout" svg:x1="4.8cm" svg:y1="8.2cm" svg:x2="13.799cm" svg:y2="8.199cm">
          <text:p/>
        </draw:line>
        <draw:line draw:style-name="gr5" draw:text-style-name="P3" draw:layer="layout" svg:x1="4.9cm" svg:y1="1.2cm" svg:x2="13.899cm" svg:y2="1.199cm">
          <text:p/>
        </draw:line>
        <draw:frame draw:style-name="gr6" draw:text-style-name="P4" draw:layer="layout" svg:width="6.477cm" svg:height="2.784cm" svg:x="16.7cm" svg:y="0.216cm">
          <draw:text-box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13" draw:text-style-name="P4" draw:layer="layout" svg:width="8.756cm" svg:height="3.095cm" svg:x="18.2cm" svg:y="2.705cm">
          <draw:text-box>
            <text:p><text:span text:style-name="T2"><text:s text:c="2"/></text:span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7" draw:text-style-name="P4" draw:layer="layout" svg:width="7.848cm" svg:height="2.62cm" svg:x="14.452cm" svg:y="11.6cm">
          <draw:text-box>
            <text:p><text:span text:style-name="T3">lvl 0 w = 256, 256 rb 256</text:span></text:p>
            <text:p><text:span text:style-name="T3">lvl 1 w = 128, 128 rb 256</text:span></text:p>
            <text:p><text:span text:style-name="T3">lvl 2 w = 64, 64 rb 256</text:span></text:p>
            <text:p><text:span text:style-name="T2"/></text:p>
          </draw:text-box>
        </draw:frame>
        <draw:frame draw:style-name="gr4" draw:layer="layout" svg:width="3.249cm" svg:height="2.87cm" svg:x="19.62cm" svg:y="7.8cm">
          <draw:text-box>
            <text:p><text:span text:style-name="T1">offset = w * rb/2 + w/2</text:span></text:p>
            <text:p><text:span text:style-name="T1">32896</text:span></text:p>
            <text:p><text:span text:style-name="T1">16448</text:span></text:p>
            <text:p><text:span text:style-name="T1">8224</text:span></text:p>
            <text:p><text:span text:style-name="T1">offset set at end of</text:span></text:p>
            <text:p><text:span text:style-name="T1">lvl0 </text:span></text:p>
            <text:p/>
          </draw:text-box>
        </draw:frame>
        <draw:frame draw:style-name="gr8" draw:text-style-name="P2" draw:layer="layout" svg:width="3.556cm" svg:height="1.523cm" svg:x="14.744cm" svg:y="0.343cm">
          <draw:text-box>
            <text:p><text:span text:style-name="T1">ip = ibuf+row*rb</text:span></text:p>
            <text:p><text:span text:style-name="T1">opb = obuf+row</text:span></text:p>
            <text:p><text:span text:style-name="T1">op = opb + w*rb/2</text:span></text:p>
            <text:p><text:span text:style-name="T1"/></text:p>
          </draw:text-box>
        </draw:frame>
        <draw:frame draw:style-name="gr4" draw:text-style-name="P2" draw:layer="layout" svg:width="2.542cm" svg:height="0.887cm" svg:x="4.6cm" svg:y="8.3cm">
          <draw:text-box>
            <text:p><text:span text:style-name="T1">opb=outbuf+row</text:span></text:p>
            <text:p><text:span text:style-name="T1"/></text:p>
          </draw:text-box>
        </draw:frame>
        <draw:frame draw:style-name="gr9" draw:text-style-name="P2" draw:layer="layout" svg:width="5.472cm" svg:height="1.205cm" svg:x="4.7cm" svg:y="11.7cm">
          <draw:text-box>
            <text:p><text:span text:style-name="T1">op = opb +32768</text:span></text:p>
            <text:p><text:span text:style-name="T1">op = opb + 16384</text:span></text:p>
            <text:p><text:span text:style-name="T1">op = opb + 8192</text:span></text:p>
          </draw:text-box>
        </draw:frame>
        <draw:line draw:style-name="gr5" draw:text-style-name="P3" draw:layer="layout" svg:x1="4.8cm" svg:y1="11.6cm" svg:x2="13.799cm" svg:y2="11.599cm">
          <text:p/>
        </draw:line>
        <draw:frame draw:style-name="gr4" draw:layer="layout" svg:width="2.119cm" svg:height="1.28cm" svg:x="5cm" svg:y="1.4cm">
          <draw:text-box>
            <text:p><text:span text:style-name="T1">ip=inbuf+row</text:span></text:p>
            <text:p/>
          </draw:text-box>
        </draw:frame>
        <draw:line draw:style-name="gr5" draw:text-style-name="P3" draw:layer="layout" svg:x1="4.8cm" svg:y1="13.8cm" svg:x2="13.799cm" svg:y2="13.799cm">
          <text:p/>
        </draw:line>
        <draw:line draw:style-name="gr5" draw:text-style-name="P3" draw:layer="layout" svg:x1="4.8cm" svg:y1="15cm" svg:x2="13.799cm" svg:y2="14.999cm">
          <text:p/>
        </draw:line>
        <draw:frame draw:style-name="gr10" draw:text-style-name="P5" draw:layer="layout" svg:width="4.677cm" svg:height="2.615cm" svg:x="18.023cm" svg:y="0.243cm">
          <draw:text-box>
            <text:p><text:span text:style-name="T3">c=ip[0]</text:span></text:p>
            <text:p><text:span text:style-name="T3">dp=ip[1]</text:span></text:p>
            <text:p><text:span text:style-name="T3">e=ip[2]</text:span></text:p>
            <text:p><text:span text:style-name="T3">dp=(dp+((c+e+2)&gt;&gt;2))</text:span></text:p>
            <text:p><text:span text:style-name="T3">op[0]=c</text:span></text:p>
            <text:p><text:span text:style-name="T3">opb[0]=dp</text:span></text:p>
          </draw:text-box>
        </draw:frame>
        <draw:frame draw:style-name="gr11" draw:text-style-name="P2" draw:layer="layout" svg:width="4.2cm" svg:height="4.385cm" svg:x="14.9cm" svg:y="3cm">
          <draw:text-box>
            <text:p><text:span text:style-name="T1">op+=rb</text:span></text:p>
            <text:p><text:span text:style-name="T1">opb+=rb</text:span></text:p>
            <text:p><text:span text:style-name="T1">Ip+=2</text:span></text:p>
            <text:p><text:span text:style-name="T1">c=e</text:span></text:p>
            <text:p><text:span text:style-name="T1">bp=dp</text:span></text:p>
            <text:p><text:span text:style-name="T1">dp=ip[1]</text:span></text:p>
            <text:p><text:span text:style-name="T1">e=ip[2]</text:span></text:p>
            <text:p><text:span text:style-name="T1">*op=(c+((bp+dp+2)&gt;&gt;2))</text:span></text:p>
            <text:p><text:span text:style-name="T1">dp=(dp-((c+e)&gt;&gt;1))</text:span></text:p>
            <text:p><text:span text:style-name="T1">*opb=bp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2" draw:layer="layout" svg:width="4.2cm" svg:height="0.962cm" svg:x="14.9cm" svg:y="6.4cm">
          <draw:text-box>
            <text:p><text:span text:style-name="T1">op[w-1]=dp End of col loop</text:span> </text:p>
          </draw:text-box>
        </draw:frame>
        <draw:frame draw:style-name="gr15" draw:text-style-name="P2" draw:layer="layout" svg:width="2.415cm" svg:height="0.57cm" svg:x="4.619cm" svg:y="8.883cm">
          <draw:text-box>
            <text:p><text:span text:style-name="T1">op=opb+w*rb/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.043cm" svg:height="1.841cm" svg:x="1.8cm" svg:y="1.4cm">
          <draw:text-box>
            <text:p><text:span text:style-name="T1">R 0x850000</text:span></text:p>
            <text:p><text:span text:style-name="T1">G 0x870000</text:span></text:p>
            <text:p><text:span text:style-name="T1">B 0x890000</text:span></text:p>
            <text:p><text:span text:style-name="T1">W = 256</text:span></text:p>
            <text:p><text:span text:style-name="T1"/></text:p>
          </draw:text-box>
        </draw:frame>
        <draw:frame draw:style-name="gr4" draw:text-style-name="P2" draw:layer="layout" svg:width="2.047cm" svg:height="1.523cm" svg:x="1.8cm" svg:y="8.501cm">
          <draw:text-box>
            <text:p><text:span text:style-name="T1">R 0x860000</text:span></text:p>
            <text:p><text:span text:style-name="T1">G 0x880000</text:span></text:p>
            <text:p><text:span text:style-name="T1">B 0x8A0000</text:span></text:p>
            <text:p><text:span text:style-name="T1"/></text:p>
          </draw:text-box>
        </draw:frame>
        <draw:line draw:style-name="gr5" draw:text-style-name="P3" draw:layer="layout" svg:x1="4.9cm" svg:y1="1.2cm" svg:x2="4.7cm" svg:y2="16cm">
          <text:p/>
        </draw:line>
        <draw:line draw:style-name="gr5" draw:text-style-name="P3" draw:layer="layout" svg:x1="13.899cm" svg:y1="1.199cm" svg:x2="13.699cm" svg:y2="15.999cm">
          <text:p/>
        </draw:line>
        <draw:line draw:style-name="gr5" draw:text-style-name="P3" draw:layer="layout" svg:x1="4.7cm" svg:y1="16cm" svg:x2="13.699cm" svg:y2="15.999cm">
          <text:p/>
        </draw:line>
        <draw:line draw:style-name="gr5" draw:text-style-name="P3" draw:layer="layout" svg:x1="4.8cm" svg:y1="8.2cm" svg:x2="13.799cm" svg:y2="8.199cm">
          <text:p/>
        </draw:line>
        <draw:line draw:style-name="gr5" draw:text-style-name="P3" draw:layer="layout" svg:x1="4.9cm" svg:y1="1.2cm" svg:x2="13.899cm" svg:y2="1.199cm">
          <text:p/>
        </draw:line>
        <draw:frame draw:style-name="gr6" draw:text-style-name="P4" draw:layer="layout" svg:width="6.477cm" svg:height="2.784cm" svg:x="16.7cm" svg:y="0.216cm">
          <draw:text-box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13" draw:text-style-name="P4" draw:layer="layout" svg:width="8.756cm" svg:height="3.095cm" svg:x="18.2cm" svg:y="2.705cm">
          <draw:text-box>
            <text:p><text:span text:style-name="T2"><text:s text:c="2"/></text:span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7" draw:text-style-name="P4" draw:layer="layout" svg:width="7.848cm" svg:height="2.62cm" svg:x="14.452cm" svg:y="11.6cm">
          <draw:text-box>
            <text:p><text:span text:style-name="T3">lvl 0 w = 256, 256 rb 256</text:span></text:p>
            <text:p><text:span text:style-name="T3">lvl 1 w = 128, 128 rb 256</text:span></text:p>
            <text:p><text:span text:style-name="T3">lvl 2 w = 64, 64 rb 256</text:span></text:p>
            <text:p><text:span text:style-name="T2"/></text:p>
          </draw:text-box>
        </draw:frame>
        <draw:frame draw:style-name="gr4" draw:layer="layout" svg:width="3.249cm" svg:height="2.87cm" svg:x="19.62cm" svg:y="7.8cm">
          <draw:text-box>
            <text:p><text:span text:style-name="T1">offset = w * rb/2 + w/2</text:span></text:p>
            <text:p><text:span text:style-name="T1">32896</text:span></text:p>
            <text:p><text:span text:style-name="T1">16448</text:span></text:p>
            <text:p><text:span text:style-name="T1">8224</text:span></text:p>
            <text:p><text:span text:style-name="T1">offset set at end of</text:span></text:p>
            <text:p><text:span text:style-name="T1">lvl0 </text:span></text:p>
            <text:p/>
          </draw:text-box>
        </draw:frame>
        <draw:frame draw:style-name="gr8" draw:text-style-name="P2" draw:layer="layout" svg:width="3.556cm" svg:height="1.523cm" svg:x="14.744cm" svg:y="0.343cm">
          <draw:text-box>
            <text:p><text:span text:style-name="T1">ip = ibuf+row*rb</text:span></text:p>
            <text:p><text:span text:style-name="T1">opb = obuf+row</text:span></text:p>
            <text:p><text:span text:style-name="T1">op = opb + w*rb/2</text:span></text:p>
            <text:p><text:span text:style-name="T1"/></text:p>
          </draw:text-box>
        </draw:frame>
        <draw:frame draw:style-name="gr4" draw:text-style-name="P2" draw:layer="layout" svg:width="0.972cm" svg:height="0.887cm" svg:x="4.8cm" svg:y="8.3cm">
          <draw:text-box>
            <text:p><text:span text:style-name="T1">opb</text:span></text:p>
            <text:p><text:span text:style-name="T1"/></text:p>
          </draw:text-box>
        </draw:frame>
        <draw:frame draw:style-name="gr9" draw:text-style-name="P2" draw:layer="layout" svg:width="5.472cm" svg:height="1.205cm" svg:x="4.7cm" svg:y="11.7cm">
          <draw:text-box>
            <text:p><text:span text:style-name="T1">op = opb +32768</text:span></text:p>
            <text:p><text:span text:style-name="T1">op = opb + 16384</text:span></text:p>
            <text:p><text:span text:style-name="T1">op = opb + 8192</text:span></text:p>
          </draw:text-box>
        </draw:frame>
        <draw:frame draw:style-name="gr4" draw:layer="layout" svg:width="0.722cm" svg:height="1.28cm" svg:x="5cm" svg:y="1.4cm">
          <draw:text-box>
            <text:p><text:span text:style-name="T1">ip</text:span></text:p>
            <text:p/>
          </draw:text-box>
        </draw:frame>
        <draw:line draw:style-name="gr5" draw:text-style-name="P3" draw:layer="layout" svg:x1="4.8cm" svg:y1="15cm" svg:x2="13.799cm" svg:y2="14.999cm">
          <text:p/>
        </draw:line>
        <draw:frame draw:style-name="gr10" draw:text-style-name="P5" draw:layer="layout" svg:width="4.677cm" svg:height="2.615cm" svg:x="18.023cm" svg:y="0.243cm">
          <draw:text-box>
            <text:p><text:span text:style-name="T3">c=ip[0]</text:span></text:p>
            <text:p><text:span text:style-name="T3">dp=ip[1]</text:span></text:p>
            <text:p><text:span text:style-name="T3">e=ip[2]</text:span></text:p>
            <text:p><text:span text:style-name="T3">dp=(dp+((c+e+2)&gt;&gt;2))</text:span></text:p>
            <text:p><text:span text:style-name="T3">op[0]=c</text:span></text:p>
            <text:p><text:span text:style-name="T3">opb[0]=dp</text:span></text:p>
          </draw:text-box>
        </draw:frame>
        <draw:frame draw:style-name="gr11" draw:text-style-name="P2" draw:layer="layout" svg:width="4.2cm" svg:height="4.385cm" svg:x="14.9cm" svg:y="3cm">
          <draw:text-box>
            <text:p><text:span text:style-name="T1">op+=rb</text:span></text:p>
            <text:p><text:span text:style-name="T1">opb+=rb</text:span></text:p>
            <text:p><text:span text:style-name="T1">Ip+=2</text:span></text:p>
            <text:p><text:span text:style-name="T1">c=e</text:span></text:p>
            <text:p><text:span text:style-name="T1">bp=dp</text:span></text:p>
            <text:p><text:span text:style-name="T1">dp=ip[1]</text:span></text:p>
            <text:p><text:span text:style-name="T1">e=ip[2]</text:span></text:p>
            <text:p><text:span text:style-name="T1">*op=(c+((bp+dp+2)&gt;&gt;2))</text:span></text:p>
            <text:p><text:span text:style-name="T1">dp=(dp-((c+e)&gt;&gt;1))</text:span></text:p>
            <text:p><text:span text:style-name="T1">*opb=bp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2" draw:layer="layout" svg:width="4.2cm" svg:height="0.962cm" svg:x="14.9cm" svg:y="6.4cm">
          <draw:text-box>
            <text:p><text:span text:style-name="T1">op[w-1]=dp End of col loop</text:span> 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6" draw:text-style-name="P3" draw:layer="layout" svg:width="22cm" svg:height="17.8cm" svg:x="3.6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8cm" svg:y1="1.6cm" svg:x2="14.8cm" svg:y2="19.4cm">
          <text:p/>
        </draw:line>
        <draw:line draw:style-name="gr5" draw:text-style-name="P3" draw:layer="layout" svg:x1="3.6cm" svg:y1="9.6cm" svg:x2="25.6cm" svg:y2="9.4cm">
          <text:p/>
        </draw:line>
        <draw:frame draw:style-name="gr4" draw:text-style-name="P4" draw:layer="layout" svg:width="0.853cm" svg:height="0.962cm" svg:x="3.3cm" svg:y="0.338cm">
          <draw:text-box>
            <text:p><text:span text:style-name="T2">0</text:span></text:p>
          </draw:text-box>
        </draw:frame>
        <draw:frame draw:style-name="gr4" draw:text-style-name="P4" draw:layer="layout" svg:width="2.259cm" svg:height="0.962cm" svg:x="25.6cm" svg:y="8.438cm">
          <draw:text-box>
            <text:p><text:span text:style-name="T2">32767</text:span></text:p>
          </draw:text-box>
        </draw:frame>
        <draw:frame draw:style-name="gr8" draw:text-style-name="P4" draw:layer="layout" svg:width="2.259cm" svg:height="0.963cm" svg:x="0.586cm" svg:y="9.792cm">
          <draw:text-box>
            <text:p><text:span text:style-name="T2">32768</text:span></text:p>
          </draw:text-box>
        </draw:frame>
        <draw:frame draw:style-name="gr8" draw:text-style-name="P4" draw:layer="layout" svg:width="2.259cm" svg:height="0.963cm" svg:x="25.786cm" svg:y="19.492cm">
          <draw:text-box>
            <text:p><text:span text:style-name="T2">65535</text:span></text:p>
          </draw:text-box>
        </draw:frame>
        <draw:custom-shape draw:style-name="gr17" draw:text-style-name="P3" draw:layer="layout" svg:width="10.8cm" svg:height="9.8cm" svg:x="14.8cm" svg:y="9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59cm" svg:height="0.962cm" svg:x="12.8cm" svg:y="9.7cm">
          <draw:text-box>
            <text:p>32896</text:p>
          </draw:text-box>
        </draw:frame>
        <draw:frame draw:style-name="gr8" draw:layer="layout" svg:width="10.323cm" svg:height="3.806cm" svg:x="10.077cm" svg:y="0.794cm">
          <draw:text-box>
            <text:p>alt <text:s/>buffer red 0x860000-0x86FFFF</text:p>
            <text:p>alt buffer gr 0x880000-0x88FFFF</text:p>
            <text:p>alt buffer bl 0x8A0000-0x8AFFFF</text:p>
            <text:p/>
            <text:p/>
          </draw:text-box>
        </draw:frame>
        <draw:frame draw:style-name="gr8" draw:layer="layout" svg:width="9.794cm" svg:height="0.963cm" svg:x="4.706cm" svg:y="0.8cm">
          <draw:text-box>
            <text:p><text:s/></text:p>
          </draw:text-box>
        </draw:frame>
        <draw:frame draw:style-name="gr8" draw:layer="layout" svg:width="9.866cm" svg:height="0.963cm" svg:x="14.815cm" svg:y="0.121cm">
          <draw:text-box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6" draw:text-style-name="P3" draw:layer="layout" svg:width="22cm" svg:height="17.8cm" svg:x="3.6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8cm" svg:y1="1.6cm" svg:x2="14.8cm" svg:y2="19.4cm">
          <text:p/>
        </draw:line>
        <draw:line draw:style-name="gr5" draw:text-style-name="P3" draw:layer="layout" svg:x1="3.6cm" svg:y1="9.6cm" svg:x2="25.6cm" svg:y2="9.4cm">
          <text:p/>
        </draw:line>
        <draw:line draw:style-name="gr5" draw:text-style-name="P3" draw:layer="layout" svg:x1="20.4cm" svg:y1="14.4cm" svg:x2="20.4cm" svg:y2="19.4cm">
          <text:p/>
        </draw:line>
        <draw:line draw:style-name="gr5" draw:text-style-name="P3" draw:layer="layout" svg:x1="20.4cm" svg:y1="14.4cm" svg:x2="25.6cm" svg:y2="14.4cm">
          <text:p/>
        </draw:line>
        <draw:line draw:style-name="gr5" draw:text-style-name="P3" draw:layer="layout" svg:x1="23cm" svg:y1="14.4cm" svg:x2="23cm" svg:y2="19.4cm">
          <text:p/>
        </draw:line>
        <draw:line draw:style-name="gr5" draw:text-style-name="P3" draw:layer="layout" svg:x1="20.4cm" svg:y1="17cm" svg:x2="25.6cm" svg:y2="17cm">
          <text:p/>
        </draw:line>
        <draw:frame draw:style-name="gr4" draw:text-style-name="P4" draw:layer="layout" svg:width="0.853cm" svg:height="0.962cm" svg:x="3.3cm" svg:y="0.338cm">
          <draw:text-box>
            <text:p><text:span text:style-name="T2">0</text:span></text:p>
          </draw:text-box>
        </draw:frame>
        <draw:frame draw:style-name="gr4" draw:text-style-name="P4" draw:layer="layout" svg:width="2.259cm" svg:height="0.962cm" svg:x="25.6cm" svg:y="8.438cm">
          <draw:text-box>
            <text:p><text:span text:style-name="T2">32767</text:span></text:p>
          </draw:text-box>
        </draw:frame>
        <draw:frame draw:style-name="gr8" draw:text-style-name="P4" draw:layer="layout" svg:width="2.259cm" svg:height="0.963cm" svg:x="0.586cm" svg:y="9.792cm">
          <draw:text-box>
            <text:p><text:span text:style-name="T2">32768</text:span></text:p>
          </draw:text-box>
        </draw:frame>
        <draw:frame draw:style-name="gr8" draw:text-style-name="P4" draw:layer="layout" svg:width="2.259cm" svg:height="0.963cm" svg:x="25.786cm" svg:y="19.492cm">
          <draw:text-box>
            <text:p><text:span text:style-name="T2">65535</text:span></text:p>
          </draw:text-box>
        </draw:frame>
        <draw:frame draw:style-name="gr4" draw:text-style-name="P4" draw:layer="layout" svg:width="2.259cm" svg:height="0.962cm" svg:x="1cm" svg:y="14.8cm">
          <draw:text-box>
            <text:p><text:span text:style-name="T2">49152</text:span></text:p>
          </draw:text-box>
        </draw:frame>
        <draw:frame draw:style-name="gr8" draw:text-style-name="P4" draw:layer="layout" svg:width="2.259cm" svg:height="0.963cm" svg:x="25.586cm" svg:y="13.143cm">
          <draw:text-box>
            <text:p><text:span text:style-name="T2">49151</text:span></text:p>
          </draw:text-box>
        </draw:frame>
        <draw:custom-shape draw:style-name="gr17" draw:text-style-name="P3" draw:layer="layout" svg:width="5.2cm" svg:height="5cm" svg:x="20.4cm" svg:y="14.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259cm" svg:height="0.963cm" svg:x="17.986cm" svg:y="14.592cm">
          <draw:text-box>
            <text:p>49344</text:p>
          </draw:text-box>
        </draw:frame>
        <draw:frame draw:style-name="gr18" draw:layer="layout" svg:width="10.323cm" svg:height="2.385cm" svg:x="10.6cm" svg:y="0.815cm">
          <draw:text-box>
            <text:p>alt <text:s/>buffer red 0x860000-0x86FFFF</text:p>
            <text:p>alt buffer gr 0x880000-0x88FFFF</text:p>
            <text:p>alt buffer bl 0x8A0000-0x8AFFFF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6" draw:text-style-name="P3" draw:layer="layout" svg:width="22cm" svg:height="17.8cm" svg:x="3.6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3cm" svg:y1="17cm" svg:x2="23cm" svg:y2="19.4cm">
          <text:p/>
        </draw:line>
        <draw:line draw:style-name="gr5" draw:text-style-name="P3" draw:layer="layout" svg:x1="23cm" svg:y1="17cm" svg:x2="25.6cm" svg:y2="17cm">
          <text:p/>
        </draw:line>
        <draw:frame draw:style-name="gr4" draw:layer="layout" svg:width="0.853cm" svg:height="0.962cm" svg:x="3.3cm" svg:y="0.338cm">
          <draw:text-box>
            <text:p>0</text:p>
          </draw:text-box>
        </draw:frame>
        <draw:frame draw:style-name="gr4" draw:layer="layout" svg:width="2.259cm" svg:height="0.962cm" svg:x="25.6cm" svg:y="16.938cm">
          <draw:text-box>
            <text:p>57343</text:p>
          </draw:text-box>
        </draw:frame>
        <draw:frame draw:style-name="gr8" draw:layer="layout" svg:width="2.259cm" svg:height="0.963cm" svg:x="0.586cm" svg:y="9.792cm">
          <draw:text-box>
            <text:p><text:s/></text:p>
          </draw:text-box>
        </draw:frame>
        <draw:frame draw:style-name="gr8" draw:layer="layout" svg:width="2.259cm" svg:height="0.963cm" svg:x="25.786cm" svg:y="19.492cm">
          <draw:text-box>
            <text:p>65535</text:p>
          </draw:text-box>
        </draw:frame>
        <draw:frame draw:style-name="gr4" draw:layer="layout" svg:width="0.68cm" svg:height="0.962cm" svg:x="1cm" svg:y="14.8cm">
          <draw:text-box>
            <text:p><text:s/></text:p>
          </draw:text-box>
        </draw:frame>
        <draw:frame draw:style-name="gr8" draw:layer="layout" svg:width="2.259cm" svg:height="0.963cm" svg:x="25.586cm" svg:y="13.143cm">
          <draw:text-box>
            <text:p><text:s/></text:p>
          </draw:text-box>
        </draw:frame>
        <draw:custom-shape draw:style-name="gr17" draw:text-style-name="P3" draw:layer="layout" svg:width="2.6cm" svg:height="2.4cm" svg:x="23cm" svg:y="17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259cm" svg:height="0.963cm" svg:x="20.586cm" svg:y="16.866cm">
          <draw:text-box>
            <text:p>57321</text:p>
          </draw:text-box>
        </draw:frame>
        <draw:frame draw:style-name="gr18" draw:layer="layout" svg:width="10.323cm" svg:height="2.385cm" svg:x="9.6cm" svg:y="0.8cm">
          <draw:text-box>
            <text:p>alt <text:s/>buffer red 0x860000-0x86FFFF</text:p>
            <text:p>alt buffer gr 0x880000-0x88FFFF</text:p>
            <text:p>alt buffer bl 0x8A0000-0x8AFFFF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15T14:14:01</meta:creation-date>
    <dc:date>2016-08-01T04:30:24</dc:date>
    <meta:editing-duration>PT3H24M</meta:editing-duration>
    <meta:editing-cycles>45</meta:editing-cycles>
    <meta:generator>LibreOffice/3.5$Linux_X86_64 LibreOffice_project/350m1$Build-2</meta:generator>
    <meta:document-statistic meta:object-count="178"/>
  </office:meta>
</office:document-meta>
</file>